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144F00000EE67C5B1D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4.5cm" svg:height="3.301cm" svg:x="1.953cm" svg:y="0.254cm">
          <draw:image xlink:href="Pictures/200000010000144F00000EE67C5B1D0E.svm" xlink:type="simple" xlink:show="embed" xlink:actuate="onLoad">
            <text:p/>
          </draw:image>
          <draw:glue-point draw:id="4" svg:x="-4.2cm" svg:y="-3.065cm"/>
          <draw:glue-point draw:id="5" svg:x="3.897cm" svg:y="-3.247cm"/>
          <draw:glue-point draw:id="6" svg:x="-4.266cm" svg:y="1.378cm"/>
          <draw:glue-point draw:id="7" svg:x="4.097cm" svg:y="1.242cm"/>
        </draw:frame>
        <draw:custom-shape draw:style-name="gr2" draw:text-style-name="P1" draw:layer="layout" svg:width="1.073cm" svg:height="0.423cm" svg:x="2.585cm" svg:y="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73cm" svg:height="0.423cm" svg:x="2.586cm" svg:y="2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988cm -2.528cm -1.109cm" svg:x1="2.313cm" svg:y1="0.893cm" svg:x2="5.956cm" svg:y2="0.833cm" draw:start-shape="id1" draw:start-glue-point="4" draw:end-shape="id1" draw:end-glue-point="5" svg:d="m2313 893c192 0 128 634 1829 634s1646-694 1814-694">
          <text:p/>
        </draw:connector>
        <draw:connector draw:style-name="gr3" draw:text-style-name="P1" draw:layer="layout" draw:type="curve" draw:line-skew="0.766cm -1.137cm -1.026cm" svg:x1="2.284cm" svg:y1="2.358cm" svg:x2="6.046cm" svg:y2="2.313cm" draw:start-shape="id1" draw:start-glue-point="6" draw:end-shape="id1" draw:end-glue-point="7" svg:d="m2284 2358c-97 0-65 560 1789 560s1795-605 1973-605">
          <text:p/>
        </draw:connector>
        <draw:custom-shape draw:style-name="gr2" draw:text-style-name="P1" draw:layer="layout" svg:width="1.83cm" svg:height="0.423cm" svg:x="3.9cm" svg:y="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3cm" svg:height="0.423cm" svg:x="3.87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07-13T16:44:30</meta:creation-date>
    <dc:date>2012-07-13T16:59:45</dc:date>
    <dc:creator>kkk </dc:creator>
    <meta:editing-duration>PT15M15S</meta:editing-duration>
    <meta:editing-cycles>3</meta:editing-cycles>
    <meta:generator>LibreOffice/3.3$Linux LibreOffice_project/330m19$Build-401</meta:generator>
    <meta:document-statistic meta:object-count="7"/>
  </office:meta>
</office:document-meta>
</file>